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220f" officeooo:paragraph-rsid="000422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Luis</meta:initial-creator>
    <meta:creation-date>2014-04-22T12:04:40.576163398</meta:creation-date>
    <dc:date>2014-04-22T12:05:14.547211747</dc:date>
    <dc:creator>Jose Luis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1.1$Linux_X86_64 LibreOffice_project/420m0$Build-1</meta:generator>
  </office:meta>
</office:document-meta>
</file>